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32E00000338046C31A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</style:style>
    <style:style style:name="gr4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1pt" style:font-size-asian="11pt" style:font-size-complex="11pt"/>
    </style:style>
    <style:style style:name="T3" style:family="text">
      <style:text-properties fo:color="#ffffff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322cm" svg:height="16.479cm" svg:x="0.482cm" svg:y="0.386cm">
            <draw:image xlink:href="Pictures/100000000000032E00000338046C31A9.jpg" xlink:type="simple" xlink:show="embed" xlink:actuate="onLoad">
              <text:p/>
            </draw:image>
          </draw:frame>
          <draw:g>
            <draw:ellipse draw:style-name="gr2" draw:text-style-name="P1" draw:layer="layout" svg:width="2.87cm" svg:height="0.864cm" svg:x="4.076cm" svg:y="7.548cm">
              <text:p/>
            </draw:ellipse>
            <draw:ellipse draw:style-name="gr3" draw:text-style-name="P2" draw:layer="layout" svg:width="0.889cm" svg:height="0.812cm" svg:x="6.57cm" svg:y="7.606cm">
              <text:p text:style-name="P1"><text:span text:style-name="T1">1</text:span></text:p>
            </draw:ellipse>
          </draw:g>
          <draw:g>
            <draw:ellipse draw:style-name="gr2" draw:text-style-name="P1" draw:layer="layout" svg:width="2.87cm" svg:height="0.864cm" svg:x="4.038cm" svg:y="9.22cm">
              <text:p/>
            </draw:ellipse>
            <draw:ellipse draw:style-name="gr3" draw:text-style-name="P2" draw:layer="layout" svg:width="0.889cm" svg:height="0.812cm" svg:x="6.532cm" svg:y="9.278cm">
              <text:p text:style-name="P1"><text:span text:style-name="T1">2</text:span></text:p>
            </draw:ellipse>
          </draw:g>
          <draw:g>
            <draw:ellipse draw:style-name="gr2" draw:text-style-name="P1" draw:layer="layout" svg:width="3.369cm" svg:height="0.864cm" svg:x="4.327cm" svg:y="11.017cm">
              <text:p/>
            </draw:ellipse>
            <draw:ellipse draw:style-name="gr3" draw:text-style-name="P2" draw:layer="layout" svg:width="0.889cm" svg:height="0.812cm" svg:x="7.321cm" svg:y="11.075cm">
              <text:p text:style-name="P1"><text:span text:style-name="T1">3</text:span></text:p>
            </draw:ellipse>
          </draw:g>
          <draw:g>
            <draw:custom-shape draw:style-name="gr4" draw:text-style-name="P1" xml:id="id2" draw:id="id2" draw:layer="layout" svg:width="6.883cm" svg:height="0.772cm" svg:x="4.318cm" svg:y="14.6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curve" svg:x1="13.725cm" svg:y1="13.97cm" svg:x2="11.201cm" svg:y2="15.016cm" draw:start-shape="id1" draw:start-glue-point="3" draw:end-shape="id2" draw:end-glue-point="1" svg:d="M13725 13970c-1893 0-631 1046-2524 1046">
              <text:p/>
            </draw:connector>
            <draw:custom-shape draw:style-name="gr6" draw:text-style-name="P3" xml:id="id1" draw:id="id1" draw:layer="layout" svg:width="4.739cm" svg:height="2.108cm" svg:x="13.725cm" svg:y="12.916cm">
              <text:p text:style-name="P3"><text:span text:style-name="T2">Paste the</text:span></text:p>
              <text:p text:style-name="P3"><text:span text:style-name="T2">“</text:span><text:span text:style-name="T3">Image_id</text:span><text:span text:style-name="T2">”</text:span></text:p>
              <text:p text:style-name="P3"><text:span text:style-name="T2">saved at step-4b <text:s/>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3" draw:text-style-name="P2" draw:layer="layout" svg:width="0.889cm" svg:height="0.812cm" svg:x="12.048cm" svg:y="14.1cm">
              <text:p text:style-name="P1"><text:span text:style-name="T1">4</text:span></text:p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2T11:06:46</dc:date>
    <dc:creator>Francois Abel</dc:creator>
    <meta:generator>OpenOffice/4.1.6$Unix OpenOffice.org_project/416m1$Build-9790</meta:generator>
    <meta:editing-duration>PT32M2S</meta:editing-duration>
    <meta:editing-cycles>11</meta:editing-cycles>
    <meta:document-statistic meta:object-count="16"/>
  </office:meta>
</office:document-meta>
</file>